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DecompteFactureMaladiePerseus" style:family="table">
      <style:table-properties style:width="17cm" table:align="left" table:border-model="separating"/>
    </style:style>
    <style:style style:name="tableauDecompteFactureMaladiePerseus.A" style:family="table-column">
      <style:table-column-properties style:column-width="9.499cm"/>
    </style:style>
    <style:style style:name="tableauDecompteFactureMaladiePerseus.B" style:family="table-column">
      <style:table-column-properties style:column-width="2.54cm"/>
    </style:style>
    <style:style style:name="tableauDecompteFactureMaladiePerseus.C" style:family="table-column">
      <style:table-column-properties style:column-width="2.487cm"/>
    </style:style>
    <style:style style:name="tableauDecompteFactureMaladiePerseus.D" style:family="table-column">
      <style:table-column-properties style:column-width="2.475cm"/>
    </style:style>
    <style:style style:name="tableauDecompteFactureMaladiePerseus.1" style:family="table-row">
      <style:table-row-properties style:min-row-height="0.499cm"/>
    </style:style>
    <style:style style:name="tableauDecompteFactureMaladiePerseus.A1" style:family="table-cell">
      <style:table-cell-properties fo:padding="0cm" fo:border-left="none" fo:border-right="none" fo:border-top="0.018cm solid #000000" fo:border-bottom="none"/>
    </style:style>
    <style:style style:name="tableauDecompteFactureMaladiePerseus.A2" style:family="table-cell">
      <style:table-cell-properties fo:padding="0cm" fo:border="none"/>
    </style:style>
    <style:style style:name="tableauDecompteFactureMaladiePerseus.B2" style:family="table-cell">
      <style:table-cell-properties fo:background-color="transparent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MaladiePerseus.D2" style:family="table-cell">
      <style:table-cell-properties fo:background-color="transparent" fo:padding="0.049cm" fo:border="0.018cm solid #000000">
        <style:background-image/>
      </style:table-cell-properties>
    </style:style>
    <style:style style:name="tableauDecompteFactureMaladiePerseus.3" style:family="table-row">
      <style:table-row-properties style:row-height="0.4cm" style:keep-together="false" fo:keep-together="always"/>
    </style:style>
    <style:style style:name="tableauDecompteFactureMaladiePerseus.A3" style:family="table-cell">
      <style:table-cell-properties style:vertical-align="middle" fo:padding="0cm" fo:border="none"/>
    </style:style>
    <style:style style:name="tableauDecompteFactureMaladiePerseus.B3" style:family="table-cell">
      <style:table-cell-properties style:vertical-align="middle" fo:padding="0.049cm" fo:border-left="0.018cm solid #000000" fo:border-right="none" fo:border-top="none" fo:border-bottom="none"/>
    </style:style>
    <style:style style:name="tableauDecompteFactureMaladiePerseus.D3" style:family="table-cell">
      <style:table-cell-properties style:vertical-align="middle" fo:padding="0.049cm" fo:border-left="0.018cm solid #000000" fo:border-right="0.018cm solid #000000" fo:border-top="none" fo:border-bottom="none"/>
    </style:style>
    <style:style style:name="tableauDecompteFactureMaladiePerseus.A8" style:family="table-cell">
      <style:table-cell-properties style:vertical-align="bottom" fo:padding="0cm" fo:border="none"/>
    </style:style>
    <style:style style:name="tableauDecompteFactureMaladiePerseus.B8" style:family="table-cell">
      <style:table-cell-properties style:vertical-align="bottom" fo:padding="0.049cm" fo:border-left="0.018cm solid #000000" fo:border-right="none" fo:border-top="none" fo:border-bottom="none"/>
    </style:style>
    <style:style style:name="tableauDecompteFactureMaladiePerseus.D8" style:family="table-cell">
      <style:table-cell-properties style:vertical-align="bottom" fo:padding="0.049cm" fo:border-left="0.018cm solid #000000" fo:border-right="0.018cm solid #000000" fo:border-top="none" fo:border-bottom="none"/>
    </style:style>
    <style:style style:name="tableauDecompteFactureMaladiePerseus.A9" style:family="table-cell">
      <style:table-cell-properties style:vertical-align="bottom" fo:padding="0cm" fo:border-left="none" fo:border-right="none" fo:border-top="none" fo:border-bottom="0.018cm solid #000000"/>
    </style:style>
    <style:style style:name="tableauDecompteFactureMaladiePerseus.B9" style:family="table-cell">
      <style:table-cell-properties style:vertical-align="bottom" fo:padding="0cm" fo:border-left="0.018cm solid #000000" fo:border-right="none" fo:border-top="none" fo:border-bottom="0.018cm solid #000000"/>
    </style:style>
    <style:style style:name="tableauDecompteFactureMaladiePerseus.D9" style:family="table-cell">
      <style:table-cell-properties style:vertical-align="bottom" fo:padding="0cm" fo:border-left="0.018cm solid #000000" fo:border-right="0.018cm solid #000000" fo:border-top="none" fo:border-bottom="0.018cm solid #000000"/>
    </style:style>
    <style:style style:name="tableauDecompteFactureMaladiePerseus.A10" style:family="table-cell">
      <style:table-cell-properties fo:padding="0cm" fo:border-left="none" fo:border-right="none" fo:border-top="0.035cm solid #000000" fo:border-bottom="none"/>
    </style:style>
    <style:style style:name="tableauDecompteFactureMaladiePerseus.B10" style:family="table-cell">
      <style:table-cell-properties fo:padding="0cm" fo:border-left="0.018cm solid #000000" fo:border-right="none" fo:border-top="0.035cm solid #000000" fo:border-bottom="none"/>
    </style:style>
    <style:style style:name="tableauDecompteFactureMaladiePerseus.D10" style:family="table-cell">
      <style:table-cell-properties fo:padding="0cm" fo:border-left="0.018cm solid #000000" fo:border-right="0.018cm solid #000000" fo:border-top="0.035cm solid #000000" fo:border-bottom="none"/>
    </style:style>
    <style:style style:name="tableauDecompteFactureMaladiePerseus.B11" style:family="table-cell">
      <style:table-cell-properties fo:padding="0.049cm" fo:border-left="0.018cm solid #000000" fo:border-right="none" fo:border-top="none" fo:border-bottom="none"/>
    </style:style>
    <style:style style:name="tableauDecompteFactureMaladiePerseus.D11" style:family="table-cell">
      <style:table-cell-properties fo:padding="0.049cm" fo:border-left="0.018cm solid #000000" fo:border-right="0.018cm solid #000000" fo:border-top="none" fo:border-bottom="none"/>
    </style:style>
    <style:style style:name="tableauDecompteFactureMaladiePerseus.A14" style:family="table-cell">
      <style:table-cell-properties fo:padding="0cm" fo:border-left="none" fo:border-right="none" fo:border-top="none" fo:border-bottom="0.018cm solid #000000"/>
    </style:style>
    <style:style style:name="tableauDecompteFactureMaladiePerseus.B14" style:family="table-cell">
      <style:table-cell-properties fo:padding="0cm" fo:border-left="0.018cm solid #000000" fo:border-right="none" fo:border-top="none" fo:border-bottom="0.018cm solid #000000"/>
    </style:style>
    <style:style style:name="tableauDecompteFactureMaladiePerseus.D14" style:family="table-cell">
      <style:table-cell-properties fo:padding="0cm" fo:border-left="0.018cm solid #000000" fo:border-right="0.018cm solid #000000" fo:border-top="none" fo:border-bottom="0.018cm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Helvetica" fo:font-size="9pt" style:font-size-asian="9pt" style:font-size-complex="9pt"/>
    </style:style>
    <style:style style:name="P2" style:family="paragraph" style:parent-style-name="Standard">
      <style:text-properties style:font-name="Helvetica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4" style:family="paragraph" style:parent-style-name="Standard">
      <style:text-properties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Helvetica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Helvetica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Helvetica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10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color="#000000" style:font-name="Helvetica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Helvetica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9pt" style:text-underline-style="none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AnneeDecompte=% - %=NumDecisionDecompte=% %=DateDecisionDecompte=%<text:tab/><text:tab/><text:tab/><text:tab/><text:tab/><text:tab/><text:tab/><text:page-number text:select-page="current">1</text:page-number></text:p>
      <text:p text:style-name="P3">%=NumNssDecompte=%<text:tab/>%=AyantDroitDecompte=% %=DateNaissanceDecompte=%</text:p>
      <table:table table:name="tableauDecompteFactureMaladiePerseus" table:style-name="tableauDecompteFactureMaladiePerseus">
        <table:table-column table:style-name="tableauDecompteFactureMaladiePerseus.A"/>
        <table:table-column table:style-name="tableauDecompteFactureMaladiePerseus.B"/>
        <table:table-column table:style-name="tableauDecompteFactureMaladiePerseus.C"/>
        <table:table-column table:style-name="tableauDecompteFactureMaladiePerseus.D"/>
        <table:table-row table:style-name="tableauDecompteFactureMaladiePerseus.1">
          <table:table-cell table:style-name="tableauDecompteFactureMaladiePerseus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DecompteFactureMaladiePerseus.1">
          <table:table-cell table:style-name="tableauDecompteFactureMaladiePerseus.A2" office:value-type="string">
            <text:p text:style-name="P2">%{typeLigneZero}%%=TitreDecomptePrestation=%</text:p>
          </table:table-cell>
          <table:table-cell table:style-name="tableauDecompteFactureMaladiePerseus.B2" office:value-type="string">
            <text:p text:style-name="P5">%=TitreMontantDemande=%</text:p>
          </table:table-cell>
          <table:table-cell table:style-name="tableauDecompteFactureMaladiePerseus.B2" office:value-type="string">
            <text:p text:style-name="P5">%=TitreMontantNonReconnu=%</text:p>
          </table:table-cell>
          <table:table-cell table:style-name="tableauDecompteFactureMaladiePerseus.D2" office:value-type="string">
            <text:p text:style-name="P6">%=TitreMontantAdmis=%</text:p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7">%{typeLigneUne}%%=SujetPrestation=%</text:p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D3" office:value-type="string">
            <text:p text:style-name="P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7">%{typeLigneDeux}%%=DateFacturePrestation=%</text:p>
          </table:table-cell>
          <table:table-cell table:style-name="tableauDecompteFactureMaladiePerseus.B3" office:value-type="string">
            <text:p text:style-name="P8">%=MontantDemandePeriodeRFM=%</text:p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D3" office:value-type="string">
            <text:p text:style-name="P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7">%{typeLigneTrois}%%=BeneficiairePrestation=%</text:p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D3" office:value-type="string">
            <text:p text:style-name="P7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7">%{typeLigneQuatre}%%=PeriodePrestation=%</text:p>
          </table:table-cell>
          <table:table-cell table:style-name="tableauDecompteFactureMaladiePerseus.B3" office:value-type="string">
            <text:p text:style-name="P9"/>
          </table:table-cell>
          <table:table-cell table:style-name="tableauDecompteFactureMaladiePerseus.B3" office:value-type="string">
            <text:p text:style-name="P9"/>
          </table:table-cell>
          <table:table-cell table:style-name="tableauDecompteFactureMaladiePerseus.D3" office:value-type="string">
            <text:p text:style-name="P14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7">%{typeLigneCinq}%%=DetailPrestation=%</text:p>
          </table:table-cell>
          <table:table-cell table:style-name="tableauDecompteFactureMaladiePerseus.B3" office:value-type="string">
            <text:p text:style-name="P7"/>
          </table:table-cell>
          <table:table-cell table:style-name="tableauDecompteFactureMaladiePerseus.B3" office:value-type="string">
            <text:p text:style-name="P8">%=MontantNonReconnuPeriodeRFM=%</text:p>
          </table:table-cell>
          <table:table-cell table:style-name="tableauDecompteFactureMaladiePerseus.D3" office:value-type="string">
            <text:p text:style-name="P13"/>
          </table:table-cell>
        </table:table-row>
        <table:table-row table:style-name="tableauDecompteFactureMaladiePerseus.1">
          <table:table-cell table:style-name="tableauDecompteFactureMaladiePerseus.A8" office:value-type="string">
            <text:p text:style-name="P10">%{typeLigneSix}%%=TexteMontantTotal=%</text:p>
          </table:table-cell>
          <table:table-cell table:style-name="tableauDecompteFactureMaladiePerseus.B8" office:value-type="string">
            <text:p text:style-name="P10"/>
          </table:table-cell>
          <table:table-cell table:style-name="tableauDecompteFactureMaladiePerseus.B8" office:value-type="string">
            <text:p text:style-name="P11"/>
          </table:table-cell>
          <table:table-cell table:style-name="tableauDecompteFactureMaladiePerseus.D8" office:value-type="string">
            <text:p text:style-name="P12">%=MontantTotal=%</text:p>
          </table:table-cell>
        </table:table-row>
        <table:table-row table:style-name="tableauDecompteFactureMaladiePerseus.1">
          <table:table-cell table:style-name="tableauDecompteFactureMaladiePerseus.A9" office:value-type="string">
            <text:p text:style-name="P4">%{ligneAdressePaiement}%%=AdressePaiement=%</text:p>
          </table:table-cell>
          <table:table-cell table:style-name="tableauDecompteFactureMaladiePerseus.B9" office:value-type="string">
            <text:p text:style-name="P10"/>
          </table:table-cell>
          <table:table-cell table:style-name="tableauDecompteFactureMaladiePerseus.B9" office:value-type="string">
            <text:p text:style-name="P11"/>
          </table:table-cell>
          <table:table-cell table:style-name="tableauDecompteFactureMaladiePerseus.D9" office:value-type="string">
            <text:p text:style-name="P12"/>
          </table:table-cell>
        </table:table-row>
        <table:table-row table:style-name="tableauDecompteFactureMaladiePerseus.1">
          <table:table-cell table:style-name="tableauDecompteFactureMaladiePerseus.A10" office:value-type="string">
            <text:p text:style-name="P10">%{typeLigneSept}%%=TexteMontantTotalACharge=%</text:p>
          </table:table-cell>
          <table:table-cell table:style-name="tableauDecompteFactureMaladiePerseus.B10" office:value-type="string">
            <text:p text:style-name="P10"/>
          </table:table-cell>
          <table:table-cell table:style-name="tableauDecompteFactureMaladiePerseus.B10" office:value-type="string">
            <text:p text:style-name="P10"/>
          </table:table-cell>
          <table:table-cell table:style-name="tableauDecompteFactureMaladiePerseus.D10" office:value-type="string">
            <text:p text:style-name="P12">%=MontantTotalACharg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7">%{typeLigneHuit}%- %=TexteDepassementQuotite=%</text:p>
          </table:table-cell>
          <table:table-cell table:style-name="tableauDecompteFactureMaladiePerseus.B11" office:value-type="string">
            <text:p text:style-name="P7"/>
          </table:table-cell>
          <table:table-cell table:style-name="tableauDecompteFactureMaladiePerseus.B11" office:value-type="string">
            <text:p text:style-name="P7"/>
          </table:table-cell>
          <table:table-cell table:style-name="tableauDecompteFactureMaladiePerseus.D11" office:value-type="string">
            <text:p text:style-name="P8">%=MontantTotalQuotit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7">%{typeLigneNeuf}%- %=TexteExcedantRevenus=%</text:p>
          </table:table-cell>
          <table:table-cell table:style-name="tableauDecompteFactureMaladiePerseus.B11" office:value-type="string">
            <text:p text:style-name="P7"/>
          </table:table-cell>
          <table:table-cell table:style-name="tableauDecompteFactureMaladiePerseus.B11" office:value-type="string">
            <text:p text:style-name="P8">%=MontantTotalExcedant=%</text:p>
          </table:table-cell>
          <table:table-cell table:style-name="tableauDecompteFactureMaladiePerseus.D11" office:value-type="string">
            <text:p text:style-name="P8"/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10">%{typeLigneDix}%%=TexteMontantARembourserRFM=%</text:p>
          </table:table-cell>
          <table:table-cell table:style-name="tableauDecompteFactureMaladiePerseus.B11" office:value-type="string">
            <text:p text:style-name="P10"/>
          </table:table-cell>
          <table:table-cell table:style-name="tableauDecompteFactureMaladiePerseus.B11" office:value-type="string">
            <text:p text:style-name="P10"/>
          </table:table-cell>
          <table:table-cell table:style-name="tableauDecompteFactureMaladiePerseus.D11" office:value-type="string">
            <text:p text:style-name="P12">%=MontantARembourserRFM=%</text:p>
          </table:table-cell>
        </table:table-row>
        <table:table-row table:style-name="tableauDecompteFactureMaladiePerseus.1">
          <table:table-cell table:style-name="tableauDecompteFactureMaladiePerseus.A14" office:value-type="string">
            <text:p text:style-name="P10">%{typeLigneOnze}%%=TexteMontantTotalARembourser=%</text:p>
          </table:table-cell>
          <table:table-cell table:style-name="tableauDecompteFactureMaladiePerseus.B14" office:value-type="string">
            <text:p text:style-name="P10"/>
          </table:table-cell>
          <table:table-cell table:style-name="tableauDecompteFactureMaladiePerseus.B14" office:value-type="string">
            <text:p text:style-name="P10"/>
          </table:table-cell>
          <table:table-cell table:style-name="tableauDecompteFactureMaladiePerseus.D14" office:value-type="string">
            <text:p text:style-name="P15">%=MontantARembourser=%</text:p>
          </table:table-cell>
        </table:table-row>
      </table:table>
      <text:p text:style-name="P2"/>
      <text:p text:style-name="P2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9:41.87</dc:date>
    <meta:editing-cycles>61</meta:editing-cycles>
    <meta:editing-duration>PT5H45M33S</meta:editing-duration>
    <meta:document-statistic meta:table-count="1" meta:image-count="0" meta:object-count="0" meta:page-count="1" meta:paragraph-count="27" meta:word-count="35" meta:character-count="977"/>
    <meta:user-defined meta:name="Info 1"/>
    <meta:user-defined meta:name="Info 2"/>
    <meta:user-defined meta:name="Info 3"/>
    <meta:user-defined meta:name="Info 4"/>
  </office:meta>
</office:document-meta>
</file>